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29cc" officeooo:paragraph-rsid="001c2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 es una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57:43.502038648</meta:creation-date>
    <dc:date>2015-03-16T15:58:13.127268953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4.2.7.2$Linux_X86_64 LibreOffice_project/420m0$Build-2</meta:generator>
  </office:meta>
</office:document-meta>
</file>